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Arial" fo:font-size="14pt" style:font-size-asian="14pt" style:font-size-complex="14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ocument 2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/>Pric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e 1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ne 2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.00.0000</text:date>, <text:time style:data-style-name="N2" text:time-value="13:06:06.14274771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Лагунов</meta:initial-creator>
    <meta:creation-date>2014-08-11T12:51:28.410845208</meta:creation-date>
    <dc:date>2014-08-11T13:06:19.656022960</dc:date>
    <dc:creator>Алексей Лагунов</dc:creator>
    <meta:editing-duration>P0D</meta:editing-duration>
    <meta:editing-cycles>2</meta:editing-cycles>
    <meta:generator>LibreOffice/4.2.6.2$Linux_X86_64 LibreOffice_project/420$Build-2</meta:generator>
    <meta:document-statistic meta:table-count="1" meta:cell-count="11" meta:object-count="0"/>
  </office:meta>
</office:document-meta>
</file>